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154cm" fo:margin-left="-0.136cm" table:align="left" style:writing-mode="lr-tb"/>
    </style:style>
    <style:style style:name="Tabelle1.A" style:family="table-column">
      <style:table-column-properties style:column-width="1.854cm"/>
    </style:style>
    <style:style style:name="Tabelle1.B" style:family="table-column">
      <style:table-column-properties style:column-width="2.489cm"/>
    </style:style>
    <style:style style:name="Tabelle1.D" style:family="table-column">
      <style:table-column-properties style:column-width="11.32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B2" style:family="table-cell" style:data-style-name="N37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loop" style:family="table">
      <style:table-properties style:width="17.699cm" table:align="margins" style:writing-mode="lr-tb"/>
    </style:style>
    <style:style style:name="loop.A" style:family="table-column">
      <style:table-column-properties style:column-width="8.849cm" style:rel-column-width="32767*"/>
    </style:style>
    <style:style style:name="loop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oop.B1" style:family="table-cell">
      <style:table-cell-properties fo:background-color="#cccccc" fo:padding="0.097cm" fo:border="0.002cm solid #000000">
        <style:background-image/>
      </style:table-cell-properties>
    </style:style>
    <style:style style:name="loop.A2" style:family="table-cell">
      <style:table-cell-properties fo:padding="0.097cm" fo:border-left="0.002cm solid #000000" fo:border-right="none" fo:border-top="none" fo:border-bottom="0.002cm solid #000000"/>
    </style:style>
    <style:style style:name="loop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699cm" table:align="margins" style:writing-mode="lr-tb"/>
    </style:style>
    <style:style style:name="Tabelle3.A" style:family="table-column">
      <style:table-column-properties style:column-width="8.849cm" style:rel-column-width="32767*"/>
    </style:style>
    <style:style style:name="Tabel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B1" style:family="table-cell">
      <style:table-cell-properties fo:background-color="#cccccc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699cm" table:align="margins" style:writing-mode="lr-tb"/>
    </style:style>
    <style:style style:name="Tabelle4.A" style:family="table-column">
      <style:table-column-properties style:column-width="8.849cm" style:rel-column-width="32767*"/>
    </style:style>
    <style:style style:name="Tabel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B1" style:family="table-cell">
      <style:table-cell-properties fo:background-color="#cccccc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699cm" table:align="margins" style:writing-mode="lr-tb"/>
    </style:style>
    <style:style style:name="Tabelle5.A" style:family="table-column">
      <style:table-column-properties style:column-width="8.849cm" style:rel-column-width="32767*"/>
    </style:style>
    <style:style style:name="Tabelle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B1" style:family="table-cell">
      <style:table-cell-properties fo:background-color="#cccccc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.699cm" table:align="margins" style:writing-mode="lr-tb"/>
    </style:style>
    <style:style style:name="Tabelle6.A" style:family="table-column">
      <style:table-column-properties style:column-width="8.849cm" style:rel-column-width="32767*"/>
    </style:style>
    <style:style style:name="Tabelle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6.B1" style:family="table-cell">
      <style:table-cell-properties fo:background-color="#cccccc" fo:padding="0.097cm" fo:border="0.002cm solid #000000">
        <style:background-image/>
      </style:table-cell-properties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699cm" table:align="margins" style:writing-mode="lr-tb"/>
    </style:style>
    <style:style style:name="Tabelle7.A" style:family="table-column">
      <style:table-column-properties style:column-width="8.849cm" style:rel-column-width="32767*"/>
    </style:style>
    <style:style style:name="Tabelle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B1" style:family="table-cell">
      <style:table-cell-properties fo:background-color="#cccccc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7.699cm" table:align="margins" style:writing-mode="lr-tb"/>
    </style:style>
    <style:style style:name="Tabelle8.A" style:family="table-column">
      <style:table-column-properties style:column-width="8.849cm" style:rel-column-width="32767*"/>
    </style:style>
    <style:style style:name="Tabelle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8.B1" style:family="table-cell">
      <style:table-cell-properties fo:background-color="#cccccc" fo:padding="0.097cm" fo:border="0.002cm solid #000000">
        <style:background-image/>
      </style:table-cell-properties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7.699cm" table:align="margins" style:writing-mode="lr-tb"/>
    </style:style>
    <style:style style:name="Tabelle9.A" style:family="table-column">
      <style:table-column-properties style:column-width="8.849cm" style:rel-column-width="32767*"/>
    </style:style>
    <style:style style:name="Tabelle9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9.B1" style:family="table-cell">
      <style:table-cell-properties fo:background-color="#cccccc" fo:padding="0.097cm" fo:border="0.002cm solid #000000">
        <style:background-image/>
      </style:table-cell-properties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531cm"/>
          <style:tab-stop style:position="17.7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master-page-name="First_20_Page">
      <style:paragraph-properties style:page-number="1"/>
    </style:style>
    <style:style style:name="P16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9" style:family="paragraph" style:parent-style-name="Table_20_Contents">
      <style:text-properties fo:font-weight="bold" fo:background-color="#c0c0c0" style:font-weight-asian="bold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Modul-Design Auditing-System<text:reference-mark-end text:name="Titel"/>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1"><text:span text:style-name="T3">Datum</text:span><text:tab/>21.04.2010</text:p>
      <text:p text:style-name="P11"><text:span text:style-name="T3">Quelle</text:span><text:tab/>Aulis: Design <text:span text:style-name="T4"></text:span> Moduldesign</text:p>
      <text:p text:style-name="P11"><text:span text:style-name="T3">Autoren</text:span><text:tab/>Icken, Jan-Christopher</text:p>
      <text:p text:style-name="P11"><text:span text:style-name="T3">Version</text:span><text:tab/><text:reference-mark-start text:name="Version"/><text:span text:style-name="Version_20_Char">0.2</text:span><text:reference-mark-end text:name="Version"/></text:p>
      <text:p text:style-name="P11"><text:span text:style-name="T3">Status</text:span><text:tab/>in Bearbeitung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8350168" text:style-name="Outline">
        <text:list-item>
          <text:h text:style-name="Heading_20_1" text:outline-level="1">Historie</text:h>
        </text:list-item>
      </text:list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2">Bemerkung</text:p>
          </table:table-cell>
        </table:table-row>
        <table:table-row table:style-name="Tabelle1.1">
          <table:table-cell table:style-name="Tabelle1.A1" office:value-type="string">
            <text:p text:style-name="P8">0.1</text:p>
          </table:table-cell>
          <table:table-cell table:style-name="Tabelle1.B2" office:value-type="date" office:date-value="2010-04-14">
            <text:p text:style-name="P8">14.04.10</text:p>
          </table:table-cell>
          <table:table-cell table:style-name="Tabelle1.A1" office:value-type="string">
            <text:p text:style-name="P8">Icken, Jan-Christopher</text:p>
          </table:table-cell>
          <table:table-cell table:style-name="Tabelle1.D1" office:value-type="string">
            <text:p text:style-name="P8">Initiale Version</text:p>
          </table:table-cell>
        </table:table-row>
        <table:table-row table:style-name="Tabelle1.1">
          <table:table-cell table:style-name="Tabelle1.A1" office:value-type="string">
            <text:p text:style-name="P8">0.2</text:p>
          </table:table-cell>
          <table:table-cell table:style-name="Tabelle1.B2" office:value-type="date" office:date-value="2010-04-21">
            <text:p text:style-name="P8">21.04.10</text:p>
          </table:table-cell>
          <table:table-cell table:style-name="Tabelle1.A1" office:value-type="string">
            <text:p text:style-name="P8">Icken, Jan-Christopher</text:p>
          </table:table-cell>
          <table:table-cell table:style-name="Tabelle1.D1" office:value-type="string">
            <text:p text:style-name="P8">Kapitel 5 Architektur überarbeitet</text:p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</table:table>
      <text:p text:style-name="Standard"/>
      <text:p text:style-name="P9"/>
      <text:list xml:id="list39228630" text:continue-numbering="true" text:style-name="Outline">
        <text:list-item>
          <text:h text:style-name="Heading_20_1" text:outline-level="1">Inhaltsverzeichnis</text:h>
        </text:list-item>
      </text:list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6">1 Historie<text:tab/>2</text:p>
          <text:p text:style-name="P16">2 Inhaltsverzeichnis<text:tab/>3</text:p>
          <text:p text:style-name="P16">3 Einleitung<text:tab/>4</text:p>
          <text:p text:style-name="P16">4 Referenzierte Dokumente<text:tab/>5</text:p>
          <text:p text:style-name="P16">5 Architektur<text:tab/>6</text:p>
          <text:p text:style-name="P17">5.1 Funktionshierarchie<text:tab/>6</text:p>
          <text:p text:style-name="P17">5.2 Daten<text:tab/>8</text:p>
          <text:p text:style-name="P17">5.3 Abhängigkeiten von anderen Modulen<text:tab/>9</text:p>
          <text:p text:style-name="P17">5.4 Schnittstellenbeschreibung <text:tab/>9</text:p>
          <text:p text:style-name="P18">5.4.1 Interne Schnittstellenbeschreibung<text:tab/>9</text:p>
          <text:p text:style-name="P18">5.4.2 Externe Schnittstellen:<text:tab/>9</text:p>
          <text:p text:style-name="P16">6 Dynamisches Verhalten<text:tab/>10</text:p>
          <text:p text:style-name="P16">7 Anhang<text:tab/>11</text:p>
        </text:index-body>
      </text:table-of-content>
      <text:p text:style-name="P10"/>
      <text:list xml:id="list39251812" text:continue-numbering="true" text:style-name="Outline">
        <text:list-item>
          <text:h text:style-name="Heading_20_1" text:outline-level="1">Einleitung</text:h>
        </text:list-item>
      </text:list>
      <text:p text:style-name="Standard">Dieses Dokument dient zur Dokumentation der Erweiterung des bereits im WiSe09/10 entwickelten Moduls Auditing-System. Die Erweiterung soll es ermöglichen, die über den I2C-Bus übermittelten kodierten Nachrichten in eine für Menschen einfach zu lesende Form zu übersetzen. Zu diesem Zweck, wird der auf dem Arduino laufende Teil des Auditing-Systems angepasst. Der auf dem C515C-Mikrocontroller laufende Teil des Auditing-Systems bleibt von diesen Modifikationen unberührt.</text:p>
      <text:list xml:id="list39229536" text:continue-numbering="true" text:style-name="Outline">
        <text:list-item>
          <text:h text:style-name="Heading_20_1" text:outline-level="1">Referenzierte Dokumente</text:h>
        </text:list-item>
      </text:list>
      <text:list xml:id="list38348124" text:style-name="L1">
        <text:list-item>
          <text:p text:style-name="P13">F4 TI PROJEKT Bredereke WiSe0910 &gt; Projektverzeichnis &gt; <text:s/>02: Design &gt; <text:s/>03: Moduldesign &gt; Auditing-System-Modul-Design</text:p>
        </text:list-item>
        <text:list-item>
          <text:p text:style-name="P13">F4 TI PROJEKT Bredereke WiSe0910 &gt; Projektverzeichnis &gt; <text:s/>02: Design &gt; <text:s/>03: Moduldesign &gt; Leitzentrale-Modul-Design</text:p>
        </text:list-item>
        <text:list-item>
          <text:p text:style-name="P13">F4 TI PROJEKT Bredereke WiSe0910 &gt; Projektverzeichnis &gt; <text:s/>02: Design &gt; <text:s/>03: Moduldesign &gt; Befehlsvalidierung-Modul-Design</text:p>
        </text:list-item>
        <text:list-item>
          <text:p text:style-name="P13">F4 TI PROJEKT Bredereke WiSe0910 &gt; Projektverzeichnis &gt; <text:s/>02: Design &gt; <text:s/>03: Moduldesign &gt; Ergebnisvalidierung-Modul-Design</text:p>
        </text:list-item>
      </text:list>
      <text:p text:style-name="Standard"/>
      <text:list xml:id="list39244967" text:continue-list="list39229536" text:style-name="Outline">
        <text:list-item>
          <text:h text:style-name="Heading_20_1" text:outline-level="1">Architektur</text:h>
        </text:list-item>
      </text:list>
      <text:p text:style-name="Standard">In diesem Dokument werden nur die Änderungen am Moduldesign beschrieben, die die Implementierung der Software auf dem Arduino-Mikrocontroller betreffen.</text:p>
      <text:list xml:id="list39229070" text:continue-numbering="true" text:style-name="Outline">
        <text:list-item>
          <text:list>
            <text:list-item>
              <text:h text:style-name="Heading_20_2" text:outline-level="2">Funktionshierarchie</text:h>
            </text:list-item>
          </text:list>
        </text:list-item>
      </text:list>
      <table:table table:name="loop" table:style-name="loop">
        <table:table-column table:style-name="loop.A" table:number-columns-repeated="2"/>
        <table:table-row>
          <table:table-cell table:style-name="loop.A1" office:value-type="string">
            <text:p text:style-name="P19">Name</text:p>
          </table:table-cell>
          <table:table-cell table:style-name="loop.B1" office:value-type="string">
            <text:p text:style-name="P19">setup()</text:p>
          </table:table-cell>
        </table:table-row>
        <table:table-row>
          <table:table-cell table:style-name="loop.A2" office:value-type="string">
            <text:p text:style-name="Table_20_Contents">Beschreibung</text:p>
          </table:table-cell>
          <table:table-cell table:style-name="loop.B2" office:value-type="string">
            <text:p text:style-name="Table_20_Contents">Initialisierung des Arduinos als Slave auf dem i2c-Bus und Initialisierung der Seriellen schnittstelle mit einer bestimmten Baudrate. Außerdem festlegung </text:p>
          </table:table-cell>
        </table:table-row>
        <table:table-row>
          <table:table-cell table:style-name="loop.A2" office:value-type="string">
            <text:p text:style-name="Table_20_Contents">Vorbedingung</text:p>
          </table:table-cell>
          <table:table-cell table:style-name="loop.B2" office:value-type="string">
            <text:p text:style-name="Table_20_Contents">Arduino an Strom angeschlossen</text:p>
          </table:table-cell>
        </table:table-row>
        <table:table-row>
          <table:table-cell table:style-name="loop.A2" office:value-type="string">
            <text:p text:style-name="Table_20_Contents">Parameter</text:p>
          </table:table-cell>
          <table:table-cell table:style-name="loop.B2" office:value-type="string">
            <text:p text:style-name="Table_20_Contents">-</text:p>
          </table:table-cell>
        </table:table-row>
        <table:table-row>
          <table:table-cell table:style-name="loop.A2" office:value-type="string">
            <text:p text:style-name="Table_20_Contents">Rückgabe</text:p>
          </table:table-cell>
          <table:table-cell table:style-name="loop.B2" office:value-type="string">
            <text:p text:style-name="Table_20_Contents">-</text:p>
          </table:table-cell>
        </table:table-row>
        <table:table-row>
          <table:table-cell table:style-name="loop.A2" office:value-type="string">
            <text:p text:style-name="Table_20_Contents">Nachbedingung</text:p>
          </table:table-cell>
          <table:table-cell table:style-name="loop.B2" office:value-type="string">
            <text:p text:style-name="Table_20_Contents">Initialisierungen durchgeführt</text:p>
          </table:table-cell>
        </table:table-row>
      </table:table>
      <text:p text:style-name="Standard"><text:tab/>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19">Name</text:p>
          </table:table-cell>
          <table:table-cell table:style-name="Tabelle3.B1" office:value-type="string">
            <text:p text:style-name="P19">loop()</text:p>
          </table:table-cell>
        </table:table-row>
        <table:table-row>
          <table:table-cell table:style-name="Tabelle3.A2" office:value-type="string">
            <text:p text:style-name="Table_20_Contents">Beschreibung</text:p>
          </table:table-cell>
          <table:table-cell table:style-name="Tabelle3.B2" office:value-type="string">
            <text:p text:style-name="Table_20_Contents">In der Arduino IDE vorgesehene Funktion die dauerhaft ausgeführt wird. Wird in diesem Fall nicht benötigt muss jedoch vorhanden sein.</text:p>
          </table:table-cell>
        </table:table-row>
        <table:table-row>
          <table:table-cell table:style-name="Tabelle3.A2" office:value-type="string">
            <text:p text:style-name="Table_20_Contents">Vorbedingung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Parameter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Rückgabe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Nachbedingung</text:p>
          </table:table-cell>
          <table:table-cell table:style-name="Tabelle3.B2" office:value-type="string">
            <text:p text:style-name="Table_20_Contents">-</text:p>
          </table:table-cell>
        </table:table-row>
      </table:table>
      <text:p text:style-name="Standard"/>
      <table:table table:name="Tabelle8" table:style-name="Tabelle8">
        <table:table-column table:style-name="Tabelle8.A" table:number-columns-repeated="2"/>
        <table:table-row>
          <table:table-cell table:style-name="Tabelle8.A1" office:value-type="string">
            <text:p text:style-name="P19">Name</text:p>
          </table:table-cell>
          <table:table-cell table:style-name="Tabelle8.B1" office:value-type="string">
            <text:p text:style-name="P19">receiveEvent(int HowMany)</text:p>
          </table:table-cell>
        </table:table-row>
        <table:table-row>
          <table:table-cell table:style-name="Tabelle8.A2" office:value-type="string">
            <text:p text:style-name="Table_20_Contents">Beschreibung</text:p>
          </table:table-cell>
          <table:table-cell table:style-name="Tabelle8.B2" office:value-type="string">
            <text:p text:style-name="Table_20_Contents">Legt fest wie auf Daten die über den i2c-Bus empfangen werden reagiert werden soll.</text:p>
          </table:table-cell>
        </table:table-row>
        <table:table-row>
          <table:table-cell table:style-name="Tabelle8.A2" office:value-type="string">
            <text:p text:style-name="Table_20_Contents">Vorbedingung</text:p>
          </table:table-cell>
          <table:table-cell table:style-name="Tabelle8.B2" office:value-type="string">
            <text:p text:style-name="Table_20_Contents">Daten über den i2c-Bus empfangen</text:p>
          </table:table-cell>
        </table:table-row>
        <table:table-row>
          <table:table-cell table:style-name="Tabelle8.A2" office:value-type="string">
            <text:p text:style-name="Table_20_Contents">Parameter</text:p>
          </table:table-cell>
          <table:table-cell table:style-name="Tabelle8.B2" office:value-type="string">
            <text:p text:style-name="Table_20_Contents">Int HowMany = Anzahl der empfangenen Bytes</text:p>
          </table:table-cell>
        </table:table-row>
        <table:table-row>
          <table:table-cell table:style-name="Tabelle8.A2" office:value-type="string">
            <text:p text:style-name="Table_20_Contents">Rückgabe</text:p>
          </table:table-cell>
          <table:table-cell table:style-name="Tabelle8.B2" office:value-type="string">
            <text:p text:style-name="Table_20_Contents">-<text:soft-page-break/></text:p>
          </table:table-cell>
        </table:table-row>
        <table:table-row>
          <table:table-cell table:style-name="Tabelle8.A2" office:value-type="string">
            <text:p text:style-name="Table_20_Contents">Nachbedingung</text:p>
          </table:table-cell>
          <table:table-cell table:style-name="Tabelle8.B2" office:value-type="string">
            <text:p text:style-name="Table_20_Contents">Alle empfangenen Daten wurden umgewandelt und wurden über die serielle Schnittstelle ausgegeben</text:p>
          </table:table-cell>
        </table:table-row>
      </table:table>
      <text:p text:style-name="Standard"><text:tab/><text:tab/>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P19">Name</text:p>
          </table:table-cell>
          <table:table-cell table:style-name="Tabelle4.B1" office:value-type="string">
            <text:p text:style-name="P19">convert_message(int message_array[])</text:p>
          </table:table-cell>
        </table:table-row>
        <table:table-row>
          <table:table-cell table:style-name="Tabelle4.A2" office:value-type="string">
            <text:p text:style-name="Table_20_Contents">Beschreibung</text:p>
          </table:table-cell>
          <table:table-cell table:style-name="Tabelle4.B2" office:value-type="string">
            <text:p text:style-name="Table_20_Contents">Diese Funktion nimmt das aus 7 Byte bestehende Array einer Nachricht an, prüft das erste Byte und ruft die jeweilige für die Umwandlung zuständige Funktion auf.</text:p>
          </table:table-cell>
        </table:table-row>
        <table:table-row>
          <table:table-cell table:style-name="Tabelle4.A2" office:value-type="string">
            <text:p text:style-name="Table_20_Contents">Vorbedingung</text:p>
          </table:table-cell>
          <table:table-cell table:style-name="Tabelle4.B2" office:value-type="string">
            <text:p text:style-name="Table_20_Contents">Funktion wurde von receiveEvent() aufgerufen</text:p>
          </table:table-cell>
        </table:table-row>
        <table:table-row>
          <table:table-cell table:style-name="Tabelle4.A2" office:value-type="string">
            <text:p text:style-name="Table_20_Contents">Parameter</text:p>
          </table:table-cell>
          <table:table-cell table:style-name="Tabelle4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4.A2" office:value-type="string">
            <text:p text:style-name="Table_20_Contents">Rückgabe</text:p>
          </table:table-cell>
          <table:table-cell table:style-name="Tabelle4.B2" office:value-type="string">
            <text:p text:style-name="Table_20_Contents">-</text:p>
          </table:table-cell>
        </table:table-row>
        <table:table-row>
          <table:table-cell table:style-name="Tabelle4.A2" office:value-type="string">
            <text:p text:style-name="Table_20_Contents">Nachbedingung</text:p>
          </table:table-cell>
          <table:table-cell table:style-name="Tabelle4.B2" office:value-type="string">
            <text:p text:style-name="Table_20_Contents">-</text:p>
          </table:table-cell>
        </table:table-row>
      </table:table>
      <text:p text:style-name="Standard"/>
      <table:table table:name="Tabelle5" table:style-name="Tabelle5">
        <table:table-column table:style-name="Tabelle5.A" table:number-columns-repeated="2"/>
        <table:table-row>
          <table:table-cell table:style-name="Tabelle5.A1" office:value-type="string">
            <text:p text:style-name="P19">Name</text:p>
          </table:table-cell>
          <table:table-cell table:style-name="Tabelle5.B1" office:value-type="string">
            <text:p text:style-name="P19">convert_message_lz(int message_array[])</text:p>
          </table:table-cell>
        </table:table-row>
        <table:table-row>
          <table:table-cell table:style-name="Tabelle5.A2" office:value-type="string">
            <text:p text:style-name="Table_20_Contents">Beschreibung</text:p>
          </table:table-cell>
          <table:table-cell table:style-name="Tabelle5.B2" office:value-type="string">
            <text:p text:style-name="Table_20_Contents">Wandelt Nachrichten der Leitzentrale in Klartext um und gibt diese auf der seriellen Schnittstelle aus.</text:p>
          </table:table-cell>
        </table:table-row>
        <table:table-row>
          <table:table-cell table:style-name="Tabelle5.A2" office:value-type="string">
            <text:p text:style-name="Table_20_Contents">Vorbedingung</text:p>
          </table:table-cell>
          <table:table-cell table:style-name="Tabelle5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5.A2" office:value-type="string">
            <text:p text:style-name="Table_20_Contents">Parameter</text:p>
          </table:table-cell>
          <table:table-cell table:style-name="Tabelle5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5.A2" office:value-type="string">
            <text:p text:style-name="Table_20_Contents">Rückgabe</text:p>
          </table:table-cell>
          <table:table-cell table:style-name="Tabelle5.B2" office:value-type="string">
            <text:p text:style-name="Table_20_Contents">-</text:p>
          </table:table-cell>
        </table:table-row>
        <table:table-row>
          <table:table-cell table:style-name="Tabelle5.A2" office:value-type="string">
            <text:p text:style-name="Table_20_Contents">Nachbedingung</text:p>
          </table:table-cell>
          <table:table-cell table:style-name="Tabelle5.B2" office:value-type="string">
            <text:p text:style-name="Table_20_Contents">-</text:p>
          </table:table-cell>
        </table:table-row>
      </table:table>
      <text:p text:style-name="Standard"><text:tab/><text:tab/></text:p>
      <table:table table:name="Tabelle6" table:style-name="Tabelle6">
        <table:table-column table:style-name="Tabelle6.A" table:number-columns-repeated="2"/>
        <table:table-row>
          <table:table-cell table:style-name="Tabelle6.A1" office:value-type="string">
            <text:p text:style-name="P19">Name</text:p>
          </table:table-cell>
          <table:table-cell table:style-name="Tabelle6.B1" office:value-type="string">
            <text:p text:style-name="P19">convert_message_bv(int message_array[])</text:p>
          </table:table-cell>
        </table:table-row>
        <table:table-row>
          <table:table-cell table:style-name="Tabelle6.A2" office:value-type="string">
            <text:p text:style-name="Table_20_Contents">Beschreibung</text:p>
          </table:table-cell>
          <table:table-cell table:style-name="Tabelle6.B2" office:value-type="string">
            <text:p text:style-name="Table_20_Contents">Wandelt Nachrichten der Befehlsvalidierung in Klartext um und gibt diese auf der seriellen Schnittstelle aus.</text:p>
          </table:table-cell>
        </table:table-row>
        <text:soft-page-break/>
        <table:table-row>
          <table:table-cell table:style-name="Tabelle6.A2" office:value-type="string">
            <text:p text:style-name="Table_20_Contents">Vorbedingung</text:p>
          </table:table-cell>
          <table:table-cell table:style-name="Tabelle6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6.A2" office:value-type="string">
            <text:p text:style-name="Table_20_Contents">Parameter</text:p>
          </table:table-cell>
          <table:table-cell table:style-name="Tabelle6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6.A2" office:value-type="string">
            <text:p text:style-name="Table_20_Contents">Rückgabe</text:p>
          </table:table-cell>
          <table:table-cell table:style-name="Tabelle6.B2" office:value-type="string">
            <text:p text:style-name="Table_20_Contents">-</text:p>
          </table:table-cell>
        </table:table-row>
        <table:table-row>
          <table:table-cell table:style-name="Tabelle6.A2" office:value-type="string">
            <text:p text:style-name="Table_20_Contents">Nachbedingung</text:p>
          </table:table-cell>
          <table:table-cell table:style-name="Tabelle6.B2" office:value-type="string">
            <text:p text:style-name="Table_20_Contents">-</text:p>
          </table:table-cell>
        </table:table-row>
      </table:table>
      <text:p text:style-name="Standard"><text:tab/><text:tab/></text:p>
      <text:p text:style-name="Standard"/>
      <table:table table:name="Tabelle7" table:style-name="Tabelle7">
        <table:table-column table:style-name="Tabelle7.A" table:number-columns-repeated="2"/>
        <table:table-row>
          <table:table-cell table:style-name="Tabelle7.A1" office:value-type="string">
            <text:p text:style-name="P19">Name</text:p>
          </table:table-cell>
          <table:table-cell table:style-name="Tabelle7.B1" office:value-type="string">
            <text:p text:style-name="P19">convert_message_ev(int message_array[])</text:p>
          </table:table-cell>
        </table:table-row>
        <table:table-row>
          <table:table-cell table:style-name="Tabelle7.A2" office:value-type="string">
            <text:p text:style-name="Table_20_Contents">Beschreibung</text:p>
          </table:table-cell>
          <table:table-cell table:style-name="Tabelle7.B2" office:value-type="string">
            <text:p text:style-name="Table_20_Contents">Wandelt Nachrichten der Ergebnisvalidierung in Klartext um und gibt diese auf der seriellen Schnittstelle aus.</text:p>
          </table:table-cell>
        </table:table-row>
        <table:table-row>
          <table:table-cell table:style-name="Tabelle7.A2" office:value-type="string">
            <text:p text:style-name="Table_20_Contents">Vorbedingung</text:p>
          </table:table-cell>
          <table:table-cell table:style-name="Tabelle7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7.A2" office:value-type="string">
            <text:p text:style-name="Table_20_Contents">Parameter</text:p>
          </table:table-cell>
          <table:table-cell table:style-name="Tabelle7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7.A2" office:value-type="string">
            <text:p text:style-name="Table_20_Contents">Rückgabe</text:p>
          </table:table-cell>
          <table:table-cell table:style-name="Tabelle7.B2" office:value-type="string">
            <text:p text:style-name="Table_20_Contents">-</text:p>
          </table:table-cell>
        </table:table-row>
        <table:table-row>
          <table:table-cell table:style-name="Tabelle7.A2" office:value-type="string">
            <text:p text:style-name="Table_20_Contents">Nachbedingung</text:p>
          </table:table-cell>
          <table:table-cell table:style-name="Tabelle7.B2" office:value-type="string">
            <text:p text:style-name="Table_20_Contents">-</text:p>
          </table:table-cell>
        </table:table-row>
      </table:table>
      <text:p text:style-name="Standard"><text:tab/><text:tab/></text:p>
      <text:list xml:id="list39245658" text:continue-numbering="true" text:style-name="Outline">
        <text:list-item>
          <text:list>
            <text:list-item>
              <text:h text:style-name="Heading_20_2" text:outline-level="2">Daten</text:h>
            </text:list-item>
          </text:list>
        </text:list-item>
      </text:list>
      <text:p text:style-name="Standard">Die oben genannten Funktionen benötigen folgende Variablen</text:p>
      <table:table table:name="Tabelle9" table:style-name="Tabelle9">
        <table:table-column table:style-name="Tabelle9.A" table:number-columns-repeated="2"/>
        <table:table-row>
          <table:table-cell table:style-name="Tabelle9.A1" office:value-type="string">
            <text:p text:style-name="P20">Name</text:p>
          </table:table-cell>
          <table:table-cell table:style-name="Tabelle9.B1" office:value-type="string">
            <text:p text:style-name="P20">Verwendung</text:p>
          </table:table-cell>
        </table:table-row>
        <table:table-row>
          <table:table-cell table:style-name="Tabelle9.A2" office:value-type="string">
            <text:p text:style-name="Table_20_Contents">Int message_array[7]</text:p>
          </table:table-cell>
          <table:table-cell table:style-name="Tabelle9.B2" office:value-type="string">
            <text:p text:style-name="Table_20_Contents">Eine Auditing über den i2c-Bus empfangene Meldung bestehend aus 7 Byte. Bedeutung der 7 Byte ist den jeweiligen Moduldesign Dokumenten zu entnehmen:</text:p>
            <text:list xml:id="list38358216" text:style-name="L2">
              <text:list-item>
                <text:p text:style-name="P14">Auditing-System-Modul-Design Kapitel 7.2</text:p>
              </text:list-item>
              <text:list-item>
                <text:p text:style-name="P14">Leitzentrale-Modul-Design Kapitel 5.5.3 (Auditing-System)</text:p>
              </text:list-item>
              <text:list-item>
                <text:p text:style-name="P14">Befehlsvalidierung-Modul-Design Kapitel 5.6.3 (Auditing-System)</text:p>
              </text:list-item>
              <text:list-item>
                <text:p text:style-name="P14">Ergebnisvalidierung-Modul-Design <text:soft-page-break/>Kapitel 5.6 (Nachrichtenkodierung)</text:p>
              </text:list-item>
            </text:list>
          </table:table-cell>
        </table:table-row>
      </table:table>
      <text:p text:style-name="Standard"/>
      <text:list xml:id="list39256427" text:continue-list="list39245658" text:style-name="Outline">
        <text:list-item>
          <text:list>
            <text:list-item>
              <text:h text:style-name="Heading_20_2" text:outline-level="2">Abhängigkeiten von anderen Modulen</text:h>
            </text:list-item>
          </text:list>
        </text:list-item>
      </text:list>
      <text:p text:style-name="Standard">Abhängigkeiten siehe Modul-Design-Auditing-System-Dokument aus dem WiSe09/10</text:p>
      <text:list xml:id="list39255568" text:continue-numbering="true" text:style-name="Outline">
        <text:list-item>
          <text:list>
            <text:list-item>
              <text:h text:style-name="Heading_20_2" text:outline-level="2">Schnittstellenbeschreibung<text:tab/></text:h>
              <text:list>
                <text:list-item>
                  <text:h text:style-name="Heading_20_3" text:outline-level="3">Interne Schnittstellenbeschreibung</text:h>
                </text:list-item>
              </text:list>
            </text:list-item>
          </text:list>
        </text:list-item>
      </text:list>
      <text:p text:style-name="Standard">Als Interne Schnittstelle dient die Verbindung über den i2c-Bus zwischen dem C515C und dem Arduino.</text:p>
      <text:list xml:id="list39229189" text:continue-numbering="true" text:style-name="Outline">
        <text:list-item>
          <text:list>
            <text:list-item>
              <text:list>
                <text:list-item>
                  <text:h text:style-name="Heading_20_3" text:outline-level="3">Externe Schnittstellen:</text:h>
                </text:list-item>
              </text:list>
            </text:list-item>
          </text:list>
        </text:list-item>
      </text:list>
      <text:p text:style-name="Standard">Als externe Schnittstelle dient ein auf dem an den Arduino angeschlossenen PC laufendes Terminal Programm wie z.B. </text:p>
      <text:p text:style-name="Standard">HyperTerminal</text:p>
      <text:p text:style-name="Standard">HTerm <text:a xlink:type="simple" xlink:href="http://www.der-hammer.info/terminal/">http://www.der-hammer.info/terminal/</text:a></text:p>
      <text:p text:style-name="Standard">Putty <text:a xlink:type="simple" xlink:href="http://www.chiark.greenend.org.uk/~sgtatham/putty/download.html">http://www.chiark.greenend.org.uk/~sgtatham/putty/download.html</text:a></text:p>
      <text:p text:style-name="Standard">Dieses gibt die vom Arduino umgewandelten Auditing-Meldungen auf dem Bildschirm aus.</text:p>
      <text:p text:style-name="Standard"/>
      <text:p text:style-name="Standard"/>
      <text:list xml:id="list39248168" text:continue-numbering="true" text:style-name="Outline">
        <text:list-item>
          <text:h text:style-name="Heading_20_1" text:outline-level="1">Dynamisches Verhalten</text:h>
        </text:list-item>
      </text:list>
      <text:p text:style-name="Standard">(TODO: Diagramm erstellen)</text:p>
      <text:list xml:id="list39239337" text:continue-list="list38358216" text:style-name="L2">
        <text:list-item>
          <text:p text:style-name="P14">Verbindungsanfrage auf modulinterner I2C-Schnittstelle (Handling über Wire-Library)</text:p>
        </text:list-item>
        <text:list-item>
          <text:p text:style-name="P14">Für 1 bis n Nachrichten</text:p>
          <text:list>
            <text:list-item>
              <text:p text:style-name="P14">7 Byte empfangen und in Array kopieren</text:p>
            </text:list-item>
          </text:list>
        </text:list-item>
        <text:list-item>
          <text:p text:style-name="P14">Verbindung über I2C-Schnittstelle von Gegenseite getrennt (Handling über Wire-Library)</text:p>
        </text:list-item>
        <text:list-item>
          <text:p text:style-name="P14">Array mit Nachrichten in Klartext umwandeln </text:p>
          <text:list>
            <text:list-item>
              <text:p text:style-name="P14">Kodierung der Nachrichten siehe:</text:p>
              <text:list>
                <text:list-item>
                  <text:p text:style-name="P14">Auditing-System-Modul-Design Kapitel 7.2</text:p>
                </text:list-item>
              </text:list>
            </text:list-item>
          </text:list>
        </text:list-item>
      </text:list>
      <text:list xml:id="list39240088" text:continue-list="list38348124" text:style-name="L2">
        <text:list-item>
          <text:list>
            <text:list-item>
              <text:list>
                <text:list-item>
                  <text:p text:style-name="P14">Leitzentrale-Modul-Design Kapitel 5.5.3 (Auditing-System)</text:p>
                </text:list-item>
                <text:list-item>
                  <text:p text:style-name="P14">Befehlsvalidierung-Modul-Design Kapitel 5.6.3 (Auditing-System)</text:p>
                </text:list-item>
                <text:list-item>
                  <text:p text:style-name="P14">Ergebnisvalidierung-Modul-Design Kapitel 5.6 (Nachrichtenkodierung)</text:p>
                </text:list-item>
              </text:list>
            </text:list-item>
          </text:list>
        </text:list-item>
      </text:list>
      <text:list xml:id="list39237862" text:continue-list="list39239337" text:style-name="L2">
        <text:list-item>
          <text:p text:style-name="P14">Klartext über virtuelle serielle Schnittstelle des Arduino-Mikrocontrollers auf einem angeschlossenen PC mit Terminal Programm ausgeben</text:p>
        </text:list-item>
      </text:list>
      <text:list xml:id="list39230299" text:continue-list="list39248168" text:style-name="Outline">
        <text:list-item>
          <text:h text:style-name="Heading_20_1" text:outline-level="1">Anhang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list-style-name="Outline" style:class="text">
      <style:paragraph-properties fo:margin-left="1.249cm" fo:margin-right="0cm" fo:margin-top="0cm" fo:margin-bottom="0.423cm" fo:text-indent="-1.249cm" style:auto-text-indent="false" fo:break-before="pag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left="2.498cm" fo:margin-right="0cm" fo:margin-top="0.212cm" fo:margin-bottom="0.212cm" fo:keep-together="always" fo:text-indent="-1.249cm" style:auto-text-indent="fals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Outline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list-style-name="Outline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list-style-name="Outline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list-style-name="Outline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list-style-name="Outline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list-style-name="Outline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Modul-Design Auditing-System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Anhang</text:chapter></text:p>
              </table:table-cell>
            </table:table-row>
          </table:table-header-rows>
        </table:table>
        <text:p text:style-name="MP4"><draw:frame draw:style-name="Mfr1" draw:name="Rahmen7" text:anchor-type="char" svg:x="0cm" svg:y="4.501cm" svg:width="17.701cm" svg:height="0.4cm" draw:z-index="0"><draw:text-box><text:p text:style-name="MP5"/></draw:text-box></draw:frame></text:p>
      </style:header>
      <style:footer>
        <text:p text:style-name="Footer"><draw:frame draw:style-name="Mfr1" draw:name="Rahmen6" text:anchor-type="char" svg:x="0cm" svg:y="27.303cm" svg:width="17.701cm" svg:height="0.4cm" draw:z-index="19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21.04.2010</text:modification-date><text:tab/>Seite <text:page-number text:select-page="current">11</text:page-number>/<text:page-count style:num-format="1">11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reference-ref text:reference-format="text" text:ref-name="Titel">Modul-Design Auditing-System</text:reference-ref><draw:frame draw:style-name="Mfr1" draw:name="Rahmen9" text:anchor-type="char" svg:x="0cm" svg:y="4.501cm" svg:width="17.701cm" svg:height="0.4cm" draw:z-index="11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8" text:anchor-type="char" svg:x="0cm" svg:y="27.303cm" svg:width="17.701cm" svg:height="0.4cm" draw:z-index="10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21.04.2010</text:modification-date><text:tab/>Seite <text:page-number text:select-page="current">11</text:page-number>/<text:page-count style:num-format="1"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odul-Design</dc:title>
    <dc:subject>Sichere Eisenbahnsteuerung</dc:subject>
    <meta:initial-creator>Vitali Voroth</meta:initial-creator>
    <meta:creation-date>2009-11-16T17:24:00</meta:creation-date>
    <dc:date>2010-04-21T19:01:17.24</dc:date>
    <meta:print-date>1998-07-17T19:03:00</meta:print-date>
    <meta:editing-cycles>49</meta:editing-cycles>
    <meta:generator>OpenOffice.org/3.1$Win32 OpenOffice.org_project/310m19$Build-9420</meta:generator>
    <meta:editing-duration>PT02H04M05S</meta:editing-duration>
    <meta:document-statistic meta:table-count="10" meta:image-count="0" meta:object-count="0" meta:page-count="11" meta:paragraph-count="173" meta:word-count="751" meta:character-count="5983"/>
  </office:meta>
</office:document-meta>
</file>